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fo:font-weight="bold" style:font-weight-asian="bold" style:font-weight-complex="bold"/>
    </style:style>
    <style:style style:name="T3" style:parent-style-name="Standaardalinea-lettertype" style:family="text">
      <style:text-properties fo:font-weight="bold" style:font-weight-asian="bold" style:font-weight-complex="bold"/>
    </style:style>
    <style:style style:name="T4" style:parent-style-name="Standaardalinea-lettertype" style:family="text">
      <style:text-properties fo:font-weight="bold" style:font-weight-asian="bold" style:font-weight-complex="bold"/>
    </style:style>
    <style:style style:name="T5" style:parent-style-name="Standaardalinea-lettertype" style:family="text">
      <style:text-properties fo:font-weight="bold" style:font-weight-asian="bold" style:font-weight-complex="bold"/>
    </style:style>
    <style:style style:name="T6" style:parent-style-name="Standaardalinea-lettertype" style:family="text">
      <style:text-properties fo:font-weight="bold" style:font-weight-asian="bold" style:font-weight-complex="bold"/>
    </style:style>
    <style:style style:name="T7" style:parent-style-name="Standaardalinea-lettertype" style:family="text">
      <style:text-properties fo:font-weight="bold" style:font-weight-asian="bold" style:font-weight-complex="bold"/>
    </style:style>
  </office:automatic-styles>
  <office:body>
    <office:text text:use-soft-page-breaks="true">
      <text:p text:style-name="P1">Mijn fascinatie voor spel begon al vroeg, toen ik uren doorbracht met mijn Barbies. Later ontdekte ik<text:s/><text:span text:style-name="T2">The Sims</text:span><text:s/>en spellen zoals<text:s/><text:span text:style-name="T3">Eternal Sonata</text:span><text:s/>en<text:s/><text:span text:style-name="T4">Zelda</text:span>. Wat me het meest aansprak, was niet alleen het spelen zelf, maar het beleven van een verhaal vol prachtige beelden, muziek en een meeslepende verhaallijn. Spel was voor mij een manier om nieuwe werelden te verkennen en verhalen te beleven, maar het voelde vaak alsof ik er niet "te veel" tijd aan mocht besteden. Spelen werd gezien als iets dat je deed om even te ontsnappen aan je verantwoordelijkheden, niet iets dat waardevol kon zijn.</text:p>
      <text:p text:style-name="Standaard">Toch bleef het speelse element in mijn leven terugkomen, zij het in nieuwe vormen. Op de filmschool ontdekte ik bijvoorbeeld hoe ik me kon laten leiden door beelden en verhalen. Soms zat die speelsheid ook in kleine dingen, zoals het volgen van de graffiti op muren als een soort onzichtbare strijd, of observeren hoe een hogeschool met haar omgeving communiceert.</text:p>
      <text:p text:style-name="Standaard">Mijn interesses groeiden verder: ik organiseerde creatieve projecten waarbij kunst en eten samenkwamen, raakte gefascineerd door<text:s/><text:span text:style-name="T5">guided walks</text:span>, en begon te experimenteren met verhalen in combinatie met<text:s/><text:span text:style-name="T6">XR-technologie</text:span>. Wat mij het meest inspireerde, waren ervaringen waar de grens tussen het publiek en het werk vervaagde, waarbij mensen onderdeel werden van het verhaal en het werk samen met hen ontstond.</text:p>
      <text:p text:style-name="Standaard">In mijn werk draait het nu om<text:s/><text:span text:style-name="T7">samen creëren</text:span><text:s/>en het opbouwen van emotionele verbindingen. Ik geloof dat spelen niet alleen iets is voor kinderen, maar een krachtig middel om mensen samen te brengen, hen te laten reflecteren en meer empathie te ontwikkelen. Mijn droom is om mee te bouwen aan een wereld waarin gemeenschappen sterker worden door samen verhalen te maken, te spelen en betekenisvolle ervaringen te delen. Want in die gezamenlijke speelsheid ligt de kracht om echt met elkaar verbonden te raken.</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style:font-name-complex="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style:font-name-complex="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hodé Visser</meta:initial-creator>
    <dc:creator>Rhodé Visser</dc:creator>
    <meta:creation-date>2025-01-08T22:01:00Z</meta:creation-date>
    <dc:date>2025-01-08T22:02:00Z</dc:date>
    <meta:template xlink:href="Normal" xlink:type="simple"/>
    <meta:editing-cycles>1</meta:editing-cycles>
    <meta:editing-duration>PT60S</meta:editing-duration>
    <meta:document-statistic meta:page-count="1" meta:paragraph-count="3" meta:word-count="287" meta:character-count="1868" meta:row-count="13" meta:non-whitespace-character-count="1584"/>
  </office:meta>
</office:document-meta>
</file>